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20000075685F44B5B825B03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0.143cm" svg:height="15.749cm" svg:x="4.009cm" svg:y="0.026cm">
          <draw:image xlink:href="Pictures/10000001000009620000075685F44B5B825B03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8:31:10.191317246</meta:creation-date>
    <dc:date>2022-08-23T18:33:28.133214305</dc:date>
    <meta:editing-duration>PT2M19S</meta:editing-duration>
    <meta:editing-cycles>1</meta:editing-cycles>
    <meta:document-statistic meta:object-count="24"/>
    <meta:generator>LibreOffice/7.2.7.2$Linux_X86_64 LibreOffice_project/20$Build-2</meta:generator>
  </office:meta>
</office:document-meta>
</file>